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hlavičkaVOP" style:master-page-name="MPF0" style:family="paragraph">
      <style:paragraph-properties>
        <style:tab-stops/>
      </style:paragraph-properties>
    </style:style>
    <style:style style:name="T4" style:parent-style-name="Standardnípísmoodstavce" style:family="text">
      <style:text-properties fo:language="cs" fo:country="CZ"/>
    </style:style>
    <style:style style:name="T5" style:parent-style-name="Standardnípísmoodstavce" style:family="text">
      <style:text-properties fo:language="cs" fo:country="CZ"/>
    </style:style>
    <style:style style:name="T6" style:parent-style-name="Standardnípísmoodstavce" style:family="text">
      <style:text-properties fo:language="cs" fo:country="CZ"/>
    </style:style>
    <style:style style:name="T7" style:parent-style-name="Standardnípísmoodstavce" style:family="text">
      <style:text-properties fo:language="cs" fo:country="CZ"/>
    </style:style>
    <style:style style:name="T8" style:parent-style-name="Standardnípísmoodstavce" style:family="text">
      <style:text-properties fo:language="cs" fo:country="CZ"/>
    </style:style>
    <style:style style:name="T9" style:parent-style-name="Standardnípísmoodstavce" style:family="text">
      <style:text-properties fo:language="cs" fo:country="CZ"/>
    </style:style>
    <style:style style:name="T10" style:parent-style-name="Standardnípísmoodstavce" style:family="text">
      <style:text-properties fo:language="cs" fo:country="CZ"/>
    </style:style>
    <style:style style:name="T11" style:parent-style-name="Standardnípísmoodstavce" style:family="text">
      <style:text-properties fo:language="cs" fo:country="CZ"/>
    </style:style>
    <style:style style:name="T12" style:parent-style-name="Standardnípísmoodstavce" style:family="text">
      <style:text-properties fo:language="cs" fo:country="CZ"/>
    </style:style>
    <style:style style:name="T13" style:parent-style-name="Standardnípísmoodstavce" style:family="text">
      <style:text-properties fo:language="cs" fo:country="CZ"/>
    </style:style>
    <style:style style:name="T14" style:parent-style-name="Standardnípísmoodstavce" style:family="text">
      <style:text-properties fo:language="cs" fo:country="CZ"/>
    </style:style>
    <style:style style:name="T15" style:parent-style-name="Standardnípísmoodstavce" style:family="text">
      <style:text-properties fo:language="cs" fo:country="CZ"/>
    </style:style>
    <style:style style:name="T16" style:parent-style-name="Standardnípísmoodstavce" style:family="text">
      <style:text-properties fo:language="cs" fo:country="CZ"/>
    </style:style>
    <style:style style:name="T17" style:parent-style-name="Standardnípísmoodstavce" style:family="text">
      <style:text-properties fo:language="cs" fo:country="CZ"/>
    </style:style>
    <style:style style:name="T18" style:parent-style-name="Standardnípísmoodstavce" style:family="text">
      <style:text-properties fo:language="cs" fo:country="CZ"/>
    </style:style>
    <style:style style:name="T19" style:parent-style-name="Standardnípísmoodstavce" style:family="text">
      <style:text-properties fo:language="cs" fo:country="CZ"/>
    </style:style>
    <style:style style:name="T20" style:parent-style-name="Standardnípísmoodstavce" style:family="text">
      <style:text-properties fo:language="cs" fo:country="CZ"/>
    </style:style>
    <style:style style:name="T21" style:parent-style-name="Standardnípísmoodstavce" style:family="text">
      <style:text-properties fo:language="cs" fo:country="CZ"/>
    </style:style>
    <style:style style:name="T22" style:parent-style-name="Standardnípísmoodstavce" style:family="text">
      <style:text-properties fo:language="cs" fo:country="CZ"/>
    </style:style>
    <style:style style:name="T23" style:parent-style-name="Standardnípísmoodstavce" style:family="text">
      <style:text-properties fo:language="cs" fo:country="CZ"/>
    </style:style>
    <style:style style:name="T24" style:parent-style-name="Standardnípísmoodstavce" style:family="text">
      <style:text-properties fo:language="cs" fo:country="CZ"/>
    </style:style>
    <style:style style:name="T25" style:parent-style-name="Standardnípísmoodstavce" style:family="text">
      <style:text-properties fo:language="cs" fo:country="CZ"/>
    </style:style>
    <style:style style:name="T26" style:parent-style-name="Standardnípísmoodstavce" style:family="text">
      <style:text-properties fo:language="cs" fo:country="CZ"/>
    </style:style>
    <style:style style:name="T27" style:parent-style-name="Standardnípísmoodstavce" style:family="text">
      <style:text-properties fo:language="cs" fo:country="CZ"/>
    </style:style>
    <style:style style:name="T28" style:parent-style-name="Standardnípísmoodstavce" style:family="text">
      <style:text-properties fo:language="cs" fo:country="CZ"/>
    </style:style>
    <style:style style:name="T29" style:parent-style-name="Standardnípísmoodstavce" style:family="text">
      <style:text-properties fo:language="cs" fo:country="CZ"/>
    </style:style>
    <style:style style:name="T30" style:parent-style-name="Standardnípísmoodstavce" style:family="text">
      <style:text-properties fo:language="cs" fo:country="CZ"/>
    </style:style>
    <style:style style:name="T31" style:parent-style-name="Standardnípísmoodstavce" style:family="text">
      <style:text-properties fo:language="cs" fo:country="CZ"/>
    </style:style>
    <style:style style:name="T32" style:parent-style-name="Standardnípísmoodstavce" style:family="text">
      <style:text-properties fo:language="cs" fo:country="CZ"/>
    </style:style>
    <style:style style:name="T33" style:parent-style-name="Standardnípísmoodstavce" style:family="text">
      <style:text-properties fo:language="cs" fo:country="CZ"/>
    </style:style>
    <style:style style:name="T34" style:parent-style-name="Standardnípísmoodstavce" style:family="text">
      <style:text-properties fo:language="cs" fo:country="CZ"/>
    </style:style>
    <style:style style:name="T35" style:parent-style-name="Standardnípísmoodstavce" style:family="text">
      <style:text-properties fo:language="cs" fo:country="CZ"/>
    </style:style>
    <style:style style:name="T36" style:parent-style-name="Standardnípísmoodstavce" style:family="text">
      <style:text-properties fo:language="cs" fo:country="CZ"/>
    </style:style>
    <style:style style:name="T37" style:parent-style-name="Standardnípísmoodstavce" style:family="text">
      <style:text-properties fo:language="cs" fo:country="CZ"/>
    </style:style>
    <style:style style:name="T38" style:parent-style-name="Standardnípísmoodstavce" style:family="text">
      <style:text-properties fo:language="cs" fo:country="CZ"/>
    </style:style>
    <style:style style:name="T39" style:parent-style-name="Standardnípísmoodstavce" style:family="text">
      <style:text-properties fo:language="cs" fo:country="CZ"/>
    </style:style>
    <style:style style:name="T40" style:parent-style-name="Standardnípísmoodstavce" style:family="text">
      <style:text-properties fo:language="cs" fo:country="CZ"/>
    </style:style>
    <style:style style:name="T41" style:parent-style-name="Standardnípísmoodstavce" style:family="text">
      <style:text-properties fo:language="cs" fo:country="CZ"/>
    </style:style>
    <style:style style:name="T42" style:parent-style-name="Standardnípísmoodstavce" style:family="text">
      <style:text-properties fo:language="cs" fo:country="CZ"/>
    </style:style>
    <style:style style:name="T43" style:parent-style-name="Zvýraznění" style:family="text">
      <style:text-properties fo:font-weight="bold" style:font-weight-asian="bold" fo:font-style="normal" style:font-style-asian="normal"/>
    </style:style>
    <style:style style:name="T44" style:parent-style-name="Zvýraznění" style:family="text">
      <style:text-properties fo:font-weight="bold" style:font-weight-asian="bold" fo:font-style="normal" style:font-style-asian="normal"/>
    </style:style>
    <style:style style:name="T45" style:parent-style-name="Zvýraznění" style:family="text">
      <style:text-properties fo:font-weight="bold" style:font-weight-asian="bold" fo:font-style="normal" style:font-style-asian="normal"/>
    </style:style>
    <style:style style:name="T46" style:parent-style-name="Zvýraznění" style:family="text">
      <style:text-properties fo:font-weight="bold" style:font-weight-asian="bold" fo:font-style="normal" style:font-style-asian="normal"/>
    </style:style>
    <style:style style:name="T47" style:parent-style-name="Zvýraznění" style:family="text">
      <style:text-properties fo:font-weight="bold" style:font-weight-asian="bold" fo:font-style="normal" style:font-style-asian="normal"/>
    </style:style>
    <style:style style:name="T48" style:parent-style-name="Zvýraznění" style:family="text">
      <style:text-properties fo:font-weight="bold" style:font-weight-asian="bold" fo:font-style="normal" style:font-style-asian="normal"/>
    </style:style>
    <style:style style:name="T49" style:parent-style-name="Zvýraznění" style:family="text">
      <style:text-properties fo:font-weight="bold" style:font-weight-asian="bold" fo:font-style="normal" style:font-style-asian="normal"/>
    </style:style>
    <style:style style:name="T50" style:parent-style-name="Značkapozn.podčarou" style:family="text">
      <style:text-properties fo:font-weight="bold" style:font-weight-asian="bold" style:font-style-complex="italic"/>
    </style:style>
    <style:style style:name="T51" style:parent-style-name="Standardnípísmoodstavce" style:family="text">
      <style:text-properties fo:font-style="italic" style:font-style-asian="italic"/>
    </style:style>
    <style:style style:name="T52" style:parent-style-name="Standardnípísmoodstavce" style:family="text">
      <style:text-properties fo:font-style="italic" style:font-style-asian="italic"/>
    </style:style>
    <style:style style:name="T53" style:parent-style-name="Standardnípísmoodstavce" style:family="text">
      <style:text-properties fo:font-style="italic" style:font-style-asian="italic"/>
    </style:style>
    <style:style style:name="T54" style:parent-style-name="Zvýraznění" style:family="text">
      <style:text-properties fo:font-weight="bold" style:font-weight-asian="bold" fo:font-style="normal" style:font-style-asian="normal"/>
    </style:style>
    <style:style style:name="T55" style:parent-style-name="Zvýraznění" style:family="text">
      <style:text-properties fo:font-weight="bold" style:font-weight-asian="bold" fo:font-style="normal" style:font-style-asian="normal"/>
    </style:style>
    <style:style style:name="T56" style:parent-style-name="Zvýraznění" style:family="text">
      <style:text-properties fo:font-weight="bold" style:font-weight-asian="bold" fo:font-style="normal" style:font-style-asian="normal"/>
    </style:style>
    <style:style style:name="T57" style:parent-style-name="Zvýraznění" style:family="text">
      <style:text-properties fo:font-weight="bold" style:font-weight-asian="bold" fo:font-style="normal" style:font-style-asian="normal"/>
    </style:style>
    <style:style style:name="T58" style:parent-style-name="Zvýraznění" style:family="text">
      <style:text-properties fo:font-weight="bold" style:font-weight-asian="bold" fo:font-style="normal" style:font-style-asian="normal"/>
    </style:style>
    <style:style style:name="T59" style:parent-style-name="Zvýraznění" style:family="text">
      <style:text-properties fo:font-weight="bold" style:font-weight-asian="bold" fo:font-style="normal" style:font-style-asian="normal"/>
    </style:style>
    <style:style style:name="T60" style:parent-style-name="Zvýraznění" style:family="text">
      <style:text-properties fo:font-weight="bold" style:font-weight-asian="bold" fo:font-style="normal" style:font-style-asian="normal"/>
    </style:style>
    <style:style style:name="T61" style:parent-style-name="Zvýraznění" style:family="text">
      <style:text-properties fo:font-weight="bold" style:font-weight-asian="bold" fo:font-style="normal" style:font-style-asian="normal"/>
    </style:style>
    <style:style style:name="T62" style:parent-style-name="Zvýraznění" style:family="text">
      <style:text-properties fo:font-weight="bold" style:font-weight-asian="bold" fo:font-style="normal" style:font-style-asian="normal"/>
    </style:style>
    <style:style style:name="T63" style:parent-style-name="Značkapozn.podčarou" style:family="text">
      <style:text-properties style:font-style-complex="italic"/>
    </style:style>
    <style:style style:name="T64" style:parent-style-name="Standardnípísmoodstavce" style:family="text">
      <style:text-properties fo:language="cs" fo:country="CZ"/>
    </style:style>
    <style:style style:name="T65" style:parent-style-name="Standardnípísmoodstavce" style:family="text">
      <style:text-properties fo:language="cs" fo:country="CZ"/>
    </style:style>
    <style:style style:name="T66" style:parent-style-name="Standardnípísmoodstavce" style:family="text">
      <style:text-properties fo:language="cs" fo:country="CZ"/>
    </style:style>
    <style:style style:name="T67" style:parent-style-name="Standardnípísmoodstavce" style:family="text">
      <style:text-properties fo:language="cs" fo:country="CZ"/>
    </style:style>
    <style:style style:name="T68" style:parent-style-name="Standardnípísmoodstavce" style:family="text">
      <style:text-properties fo:language="cs" fo:country="CZ"/>
    </style:style>
    <style:style style:name="T69" style:parent-style-name="Standardnípísmoodstavce" style:family="text">
      <style:text-properties fo:language="cs" fo:country="CZ"/>
    </style:style>
    <style:style style:name="T70" style:parent-style-name="Standardnípísmoodstavce" style:family="text">
      <style:text-properties fo:language="cs" fo:country="CZ"/>
    </style:style>
    <style:style style:name="T71" style:parent-style-name="Standardnípísmoodstavce" style:family="text">
      <style:text-properties fo:language="cs" fo:country="CZ"/>
    </style:style>
    <style:style style:name="T72" style:parent-style-name="Standardnípísmoodstavce" style:family="text">
      <style:text-properties fo:language="cs" fo:country="CZ"/>
    </style:style>
    <style:style style:name="T73" style:parent-style-name="Standardnípísmoodstavce" style:family="text">
      <style:text-properties fo:language="cs" fo:country="CZ"/>
    </style:style>
    <style:style style:name="T74" style:parent-style-name="Standardnípísmoodstavce" style:family="text">
      <style:text-properties style:font-name-complex="Arial" fo:language="cs" fo:country="CZ"/>
    </style:style>
    <style:style style:name="T75" style:parent-style-name="Standardnípísmoodstavce" style:family="text">
      <style:text-properties fo:language="cs" fo:country="CZ"/>
    </style:style>
    <style:style style:name="T76" style:parent-style-name="Standardnípísmoodstavce" style:family="text">
      <style:text-properties fo:language="cs" fo:country="CZ"/>
    </style:style>
    <style:style style:name="T77" style:parent-style-name="Standardnípísmoodstavce" style:family="text">
      <style:text-properties fo:language="cs" fo:country="CZ"/>
    </style:style>
    <style:style style:name="T78" style:parent-style-name="Standardnípísmoodstavce" style:family="text">
      <style:text-properties fo:letter-spacing="0.0555in"/>
    </style:style>
    <style:style style:name="T79" style:parent-style-name="Standardnípísmoodstavce" style:family="text">
      <style:text-properties fo:letter-spacing="0.0555in"/>
    </style:style>
    <style:style style:name="T80" style:parent-style-name="Standardnípísmoodstavce" style:family="text">
      <style:text-properties fo:letter-spacing="0.0555in"/>
    </style:style>
    <style:style style:name="T81" style:parent-style-name="Standardnípísmoodstavce" style:family="text">
      <style:text-properties fo:letter-spacing="0.0138in"/>
    </style:style>
  </office:automatic-styles>
  <office:body>
    <office:text text:use-soft-page-breaks="true">
      <text:p text:style-name="P1">Veřejná ochránkyně práv</text:p>
      <text:p text:style-name="hlavičkaVOP2">Mgr. Anna Šabatová, Ph.D.</text:p>
      <text:p text:style-name="datumaznačka">V<text:s/>Brně dne<text:s/>9.<text:s/>září<text:s/>2014</text:p>
      <text:p text:style-name="datumaznačka">Sp. zn.:<text:s/>173/2013/DIS/EN</text:p>
      <text:p text:style-name="Základnítext">Vážený<text:s/>pane doktore,</text:p>
      <text:p text:style-name="Základnítextodsazený">odpovídám<text:s/>na Váš<text:s/>dopis, jímž vyjadřujete nesouhlas<text:s/>se závěry obsaženými<text:s/>ve zprávě<text:s/>o šetření<text:s/>ve věci zákazu nošení pokrývek hlavy<text:s/>ve střední zdravotnické škole<text:s/>a žádáte omluvu<text:s/>za můj „zjevně nesprávný úřední postup“.</text:p>
      <text:p text:style-name="Základnítextodsazený">Tvrdíte, že jsem<text:s/>omezila svobodu projevu Vaší klientky<text:s/>a její právo<text:s/>na právní ochranu svou žádostí, aby<text:s/>do definitivního ukončení případu nesdělovala výsledky šetření médiím či zprávu<text:s/>o šetření nevyvěšovala<text:s/>na internetové stránky školy.</text:p>
      <text:p text:style-name="Základnítextodsazený"><text:span text:style-name="Silné">M</text:span><text:span text:style-name="Silné">á prosba</text:span><text:span text:style-name="Silné"><text:s/>o </text:span><text:span text:style-name="Silné">diskrétnost</text:span><text:span text:style-name="Silné"><text:s/>ze </text:span><text:span text:style-name="Silné">dne 3. července 2014</text:span><text:span text:style-name="Silné"><text:s/></text:span><text:span text:style-name="Silné">adresovaná</text:span><text:span text:style-name="Silné"><text:s/></text:span><text:span text:style-name="Silné">oběma (!) stranám</text:span><text:span text:style-name="Silné"><text:s/>měla zajistit klid</text:span><text:span text:style-name="Silné"><text:s/>pro </text:span><text:span text:style-name="Silné">výměnu názorů</text:span><text:span text:style-name="Silné"><text:s/>a </text:span><text:span text:style-name="Silné">informací</text:span><text:span text:style-name="Silné"><text:s/>na </text:span><text:span text:style-name="Silné">základě<text:s/></text:span><text:span text:style-name="Silné">zprávy</text:span><text:span text:style-name="Silné">.</text:span><text:s/>Prakticky tedy měla chránit<text:s/>i<text:s/>Vaši<text:s/>klientku před případným tlakem médií<text:s/>a poskytnout jí prostor<text:s/>pro vyjádření<text:s/>a úvahu<text:s/>o možném řešení nastalé situace.<text:s/>Samotnou mě<text:s/>velice<text:s/>mrzí, že Lidové noviny získaly informace<text:s/>o případu. Ujišťuji Vás však, že šlo<text:s/>o souhrn právních<text:s/>vět<text:s/>k případu<text:s/>a jeho stručný popis bez identifikace školy<text:s/>a jediného jména.</text:p>
      <text:p text:style-name="Základnítextodsazený">Zdůrazňuji<text:s/>rovněž, že<text:s/>jsem<text:s/>ani<text:s/>po zveřejnění případu médii (poprvé 26. srpna<text:s/>2014<text:s/>na internetu)<text:s/>neučinila nic, čím bych<text:s/>se<text:s/>snad<text:s/>mohla dotknout<text:s/>Vaší klientky.<text:s/>Po celou dobu jsem veřejnost seznamovala se svým<text:s/>obecným<text:s/>názorem, že projevy náboženského přesvědčení lze omezit výhradně zákonem<text:s/>a<text:s/>jen<text:s/>k dosažení legitimního cíle (veřejná bezpečnost, ochrana veřejného pořádku, zdraví nebo morálky<text:s/>a ochrana práv<text:s/>a svobod jiných).<text:s/>Nehovořila jsem<text:s/>o skutkovém stavu.<text:span text:style-name="Silné"><text:s/>S </text:span><text:span text:style-name="Silné">vědomím</text:span><text:span text:style-name="Silné"><text:s/>původního záměru školního řádu jsem<text:s/></text:span><text:span text:style-name="Silné">nadto<text:s/></text:span><text:span text:style-name="Silné">Vaši klientku nikdy</text:span><text:span text:style-name="Silné"><text:s/>„neobvinila“</text:span><text:span text:style-name="Silné"><text:s/>z </text:span><text:span text:style-name="Silné">toho, že se diskriminace dopustila záměrně</text:span><text:span text:style-name="Silné">. To však nemění můj závěr, že aplikací obecně formulovaného pravidla školního řádu Vaše klientka stěžovatelku nepřímo diskriminovala</text:span><text:span text:style-name="Silné"><text:s/>z </text:span><text:span text:style-name="Silné">důvodu náboženského vyznání.</text:span></text:p>
      <text:p text:style-name="Základnítextodsazený"><text:span text:style-name="Silné">Jak mohla má prosba</text:span><text:span text:style-name="Silné"><text:s/>o </text:span><text:span text:style-name="Silné">diskrétnost<text:s/></text:span><text:span text:style-name="Silné">omezit právo Vaší klientky</text:span><text:span text:style-name="Silné"><text:s/>na </text:span><text:span text:style-name="Silné">právní ochranu, mi není jasné.</text:span><text:s/>Má prosba se totiž výslovně týkala pouze<text:s/>komunikace<text:s/>s médii<text:s/>a možného zveřejnění zprávy<text:s/>na internetu,<text:s/>a to navíc pouze<text:s/>do doby uzavření případu.<text:s/>Vaše klientka měla<text:s/>na vyjádření<text:s/>ke zprávě<text:s/>o šetření téměř dva měsíce<text:s/>(původní lhůtu jsem<text:s/>na její žádost<text:s/>o měsíc prodloužila).<text:s/>Nakolik Vaše klientka mou prosbu<text:s/>„dodržela“, nebudu hodnotit. Nemohla<text:s/>jsem si<text:s/>však<text:s/>nevšimnout článku<text:s/>v Lidových novinách dne 27. srpna 2014 (str. 3)<text:s/><text:span text:style-name="Zvýraznění">Ředitelka školy:</text:span><text:span text:style-name="Zvýraznění"><text:s/>O</text:span><text:span text:style-name="Zvýraznění"><text:s/></text:span><text:span text:style-name="Zvýraznění">šátky původně nešlo</text:span>.</text:p>
      <text:p text:style-name="Základnítextodsazený">Tvrdíte-li<text:s/>tedy, že jsem<text:s/>překročila své pravomoci, očekávala bych, že se seznámíte jak<text:s/>s rozsahem mých kompetencí<text:s/>(nemožnost cokoliv autoritativně přikázat či zakázat), tak zejména s<text:s/>obsahem mé prosby<text:s/>o diskrétnost<text:s/>ze dne 3. července 2014.<text:s/>Protože jste text mé prosby znal (citujete ho), Vašim tvrzením<text:s/>nerozumím.</text:p>
      <text:p text:style-name="Základnítextodsazený">Nyní pár slov<text:s/>k opožděným výhradám<text:s/>ke zprávě<text:s/>o šetření.<text:s/>(Téměř dvouměsíční lhůta uplynula 31. srpna 2014.)</text:p>
      <text:soft-page-break/>
      <text:p text:style-name="Základnítextodsazený">V<text:s/>dopise<text:s/>ze dne 4. září 2014 uvádíte, že<text:s/>na straně 16 zprávy<text:s/>o šetření spatřujete rozpor<text:s/>v tom, že<text:s/>jsem dospěla<text:s/>k závěru, že<text:s/><text:span text:style-name="Zvýraznění">ustanovení školního řádu zakazující všechny pokrývky hlavy včetně muslimského šátku hidžábu zakládá nepřímou diskriminaci</text:span><text:span text:style-name="Zvýraznění"><text:s/>z </text:span><text:span text:style-name="Zvýraznění">důvodu náboženského vyznání</text:span><text:s/>a zároveň<text:s/>jsem<text:s/>jednoznačně konstatovala, že<text:s/><text:span text:style-name="Zvýraznění">Střední zdravotnická škola nepřímo diskriminovala stěžovatelku</text:span>.<text:s/>Této výtce jsem neporozuměla. Střední zdravotnická škola přijala školní řád zakazující veškeré pokrývky hlavy. Aplikací tohoto neutrálního<text:s/>ustanovení<text:s/>na případ stěžovatelky, která nošením muslimského šátku projevuje své náboženské přesvědčení navenek, se škola dopustila nepřímé diskriminace<text:s/>ve smyslu ustanovení<text:s/>§ 3 odst. 1 antidiskriminačního zákona<text:span text:style-name="Značkapozn.podčarou"><text:note text:note-class="footnote" text:id="_ftn0"><text:note-citation>1</text:note-citation><text:note-body><text:p text:style-name="Textpozn.podčarou"><text:s/><text:span text:style-name="T4">Zákon</text:span><text:span text:style-name="T5"><text:s/>č. </text:span><text:span text:style-name="T6">198/2009 Sb.,</text:span><text:span text:style-name="T7"><text:s/>o </text:span><text:span text:style-name="T8">rovném zacházení</text:span><text:span text:style-name="T9"><text:s/>a o </text:span><text:span text:style-name="T10">právních prostředcích ochrany před diskriminací</text:span><text:span text:style-name="T11"><text:s/>a o </text:span><text:span text:style-name="T12">změně některých zákonů (antidiskriminační zákon)</text:span><text:span text:style-name="T13">,</text:span><text:span text:style-name="T14"><text:s/>ve </text:span><text:span text:style-name="T15">znění pozdějších předpisů.</text:span></text:p></text:note-body></text:note></text:span>.<text:s/><text:span text:style-name="Silné">Skutečnost, že samotný školní řád měl na stěžovatelku diskriminační dopad</text:span><text:span text:style-name="Silné">,</text:span><text:span text:style-name="Silné"><text:s/>nic nemění na tom, že se diskriminace dopustila škola, která jej přijala a následně aplikovala.</text:span></text:p>
      <text:p text:style-name="Základnítextodsazený">Stěžovatelka neporušila společenské chování, které navíc není legitimním cílem<text:s/>ve smyslu čl. 9 odst. 2 Úmluvy<text:s/>o ochraně lidských práv<text:s/>a základních svobod (dále jen „Úmluva“)<text:s/>a čl. 16 odst. 4 Listiny základních práv<text:s/>a svobod<text:s/>(dále jen „Listina“).</text:p>
      <text:p text:style-name="Základnítextodsazený">Souhlasím<text:s/>s Vámi, že Střední zdravotnická škola<text:s/>a její představitelé jsou povinni dodržovat zákony. Nošení pokrývek hlavy<text:s/>ve školách školský zákon<text:span text:style-name="Značkapozn.podčarou"><text:note text:note-class="footnote" text:id="_ftn1"><text:note-citation>2</text:note-citation><text:note-body><text:p text:style-name="Textpozn.podčarou"><text:s/><text:span text:style-name="T16">Zákon</text:span><text:span text:style-name="T17"><text:s/>č. </text:span><text:span text:style-name="T18">561/2004 Sb.,</text:span><text:span text:style-name="T19"><text:s/>o </text:span><text:span text:style-name="T20">předškolním, základním, středním, vyšším odborném</text:span><text:span text:style-name="T21"><text:s/>a </text:span><text:span text:style-name="T22">jiném vzdělávání</text:span><text:span text:style-name="T23"><text:s/></text:span><text:span text:style-name="T24">(školský zákon)</text:span><text:span text:style-name="T25">,</text:span><text:span text:style-name="T26"><text:s/>ve </text:span><text:span text:style-name="T27">znění pozdějších předpisů.</text:span></text:p></text:note-body></text:note></text:span>, který zmiňujete, neupravuje, ale zato<text:s/>v ustanovení<text:s/>§ 2 odst. 1 obsahuje zákaz diskriminace mimo jiné<text:s/>z důvodu náboženského vyznání. Školní řád rovněž nesmí být<text:s/>v rozporu<text:s/>s antidiskriminačním zákonem jako jediným právním předpisem,<text:s/>na základě kterého lze<text:s/>v českém právním prostředí projevy náboženského vyznání omezit. Jistě uznáte, že<text:s/><text:span text:style-name="Silné">školský</text:span><text:span text:style-name="Silné"><text:s/>i </text:span><text:span text:style-name="Silné">antidiskriminační zákon jsou právní předpisy vy</text:span><text:span text:style-name="Silné">šší právní síly, než školní řád, který jako takový ani není všeobecně závazným právním předpisem a škola ho může změnit.</text:span></text:p>
      <text:p text:style-name="Základnítextodsazený">Není zřejmé,<text:s/>na základě čeho jste dospěl<text:s/>k závěru, že můj postup byl nesprávný. Vámi zmiňované povinnosti ředitelky školy publikovat školní řád se zpráva<text:s/>o šetření netýkala,<text:s/>a mé závěry týkající se diskriminace jsou zcela<text:s/>v souladu<text:s/>s právními předpisy.</text:p>
      <text:p text:style-name="Základnítextodsazený">Namítáte, že jsem<text:s/>ve zprávě<text:s/>o šetření řešila pouze otázku muslimského šátku zvaného hidžáb<text:s/>a neuvědomila si, že mé úvahy by bylo nutné aplikovat<text:s/>i na <text:span text:style-name="Zvýraznění">„veškeré další obdobné projevy chování členů společnosti</text:span><text:span text:style-name="Zvýraznění"><text:s/>v </text:span><text:span text:style-name="Zvýraznění">České republice“</text:span>.<text:s/>Uvádíte, že stejným způsobem by bylo třeba nahlížet<text:s/>na nošení jiného muslimského oblečení, např. nikábu či burky či náboženských symbolů osob židovské víry.</text:p>
      <text:p text:style-name="Základnítextodsazený">Je<text:s/>logické, že jsem<text:s/>se<text:s/>zabývala konkrétním případem stěžovatelky, která se<text:s/>na mě obrátila. Muslimský šátek lze spíše připodobnit<text:s/>ke způsobu oblékání řádových sester, než<text:s/>k nikábu či burce.<text:span text:style-name="Silné"><text:s/>U </text:span><text:span text:style-name="Silné">náboženských symbolů vyžadujících celkové zahalení vyvstávají další aspekty, které mohou podle českého práva odůvodnit jejich omezení. Vždy je třeba zvažovat konkrétní skutkové okolnosti jednotlivého případu, možnost alternativy,</text:span><text:span text:style-name="Silné"><text:s/>a </text:span><text:span text:style-name="Silné">podobně.</text:span></text:p>
      <text:soft-page-break/>
      <text:p text:style-name="Základnítextodsazený">Jak se ukazuje například<text:s/>z judikatury<text:s/>ve Velké Británii<text:span text:style-name="Značkapozn.podčarou"><text:note text:note-class="footnote" text:id="_ftn2"><text:note-citation>3</text:note-citation><text:note-body><text:p text:style-name="Textpozn.podčarou"><text:s/><text:span text:style-name="T28">Rozhodnutí<text:s/></text:span>odvolací<text:span text:style-name="T29">ho</text:span><text:s/>soud<text:span text:style-name="T30">u</text:span><text:s/>britské Sněmovny lordů<text:s/>ve <text:span text:style-name="T31">věci<text:s/></text:span>Mandla (Sewa Singh) v. Dowell Lee<text:span text:style-name="T32">, rozhodnutí<text:s/></text:span>odvolací<text:span text:style-name="T33">ho</text:span><text:s/>soud<text:span text:style-name="T34">u</text:span><text:s/>Sněmovny Lordů<text:s/>ve <text:span text:style-name="T35">věci</text:span><text:s/>R on the Application of Begum v. Headteacher and Governors of Denbigh High School<text:span text:style-name="T36">, rozhodnutí anglického Vrchního soudu</text:span><text:span text:style-name="T37"><text:s/>ve </text:span><text:span text:style-name="T38">věci<text:s/></text:span>R on the Application of X v. Headteacher and Governors of Y School<text:span text:style-name="T39">, rozhodnutí anglického Vrchního soudu</text:span><text:span text:style-name="T40"><text:s/>ve </text:span><text:span text:style-name="T41">věci<text:s/></text:span>R (on the Application of Watkins-Singh) v. Aberdare Girl´s High School<text:span text:style-name="T42">.</text:span></text:p></text:note-body></text:note></text:span>, která je známá regulací oblékání<text:s/>v podobě školních uniforem, otázka samotné povahy<text:s/>a vzhledu konkrétního náboženského symbolu může být<text:s/>při zvažování, zda se jedná<text:s/>o diskriminaci, velmi významná. Soud se totiž musí vypořádat<text:s/>s tím, zda je opatření, které omezuje určitý náboženský symbol, přiměřené. Zpravidla lze nalézt více důvodů<text:s/>pro omezení nikábu či burky, než<text:s/>pro omezení muslimského šátku, židovské jarmulky či<text:s/>například<text:s/>závoje řeholnic.</text:p>
      <text:p text:style-name="Základnítextodsazený">Není proto pravda, že<text:s/>možnost<text:s/>nosit muslimský šátek automaticky znamená přijetí všech náboženských symbolů<text:s/>ve školách.</text:p>
      <text:p text:style-name="Základnítextodsazený">Na Vámi<text:s/>nastíněnou otázku, zda je možné způsob oblékání považovat<text:s/>za projev náboženského vyznání,<text:s/>naleznete odpověď<text:s/>v odborné literatuře<text:s/>i judikatuře Evropského soudu<text:s/>pro lidská práva.<text:s/><text:span text:style-name="T43">Právní ochrany požívají vnější projevy náboženského přesvědčení, které mají reálnou</text:span><text:span text:style-name="T44"><text:s/>a </text:span><text:span text:style-name="T45">přímou spojitost se systémem víry. Charakteristické oblékání</text:span><text:span text:style-name="T46"><text:s/>a </text:span><text:span text:style-name="T47">úprava zevnějšku (například kněžský oděv, hidžáb, nikáb, burka, plnovous, jarmulka</text:span><text:span text:style-name="T48"><text:s/>a </text:span><text:span text:style-name="T49">další vnější symboly)</text:span><text:span text:style-name="T50"><text:note text:note-class="footnote" text:id="_ftn3"><text:note-citation>4</text:note-citation><text:note-body><text:p text:style-name="Textpozn.podčarou"><text:s/>JÄGER, P. In WAGNEROVÁ, E., ŠIMÍČEK, V., LANGÁŠEK, T., POSPÍŠIL, I.<text:s/>a kol.<text:s/><text:span text:style-name="T51">Listina základních práv</text:span><text:span text:style-name="T52"><text:s/>a </text:span><text:span text:style-name="T53">svobod. Komentář.</text:span><text:s/>Praha:: Wolters Kluwer ČR, a. s., 2012. ISBN 978-80-7357-750-6, s. 399</text:p></text:note-body></text:note></text:span><text:span text:style-name="T54"><text:s/>jsou zachováváním obřadu</text:span><text:span text:style-name="T55"><text:s/>ve </text:span><text:span text:style-name="T56">smyslu čl. 16 odst. 1 Listiny čl. 9 odst. 1 Úmluvy, proto má stát povinnost chránit je jako výkon základního práva, náboženské svobody.</text:span><text:span text:style-name="T57"><text:s/>Ve </text:span><text:span text:style-name="T58">své rozhodovací praxi Evropský soud</text:span><text:span text:style-name="T59"><text:s/>pro </text:span><text:span text:style-name="T60">lidská práva zařazuje některé náboženské symboly (např. muslimské šátky)</text:span><text:span text:style-name="T61"><text:s/>pod </text:span><text:span text:style-name="T62">rozsah náboženské svobody automaticky</text:span>, aniž by zkoumal motivaci užívání náboženského symbolu<text:s/>v individuálním případě.</text:p>
      <text:p text:style-name="Základnítextodsazený">Uvádíte, že můj závěr je nesprávný, ovšem nepodáváte žádné relevantní argumenty. Vaše námitka, že se stěžovatelkou bylo zacházeno stejně jako<text:s/>s ostatními studenty<text:s/>z<text:s/>hlediska antidiskriminačního práva neobstojí.<text:s/><text:span text:style-name="Silné">Rovné zacházení neznamená stejné zacházení, ale</text:span><text:span text:style-name="Silné"><text:s/>v </text:span><text:span text:style-name="Silné">určitých situacích může naopak představovat povinnost zacházet</text:span><text:span text:style-name="Silné"><text:s/>s </text:span><text:span text:style-name="Silné">různými subjekty odlišně.<text:s/></text:span>Zatímco<text:s/>pro osoby bez vyznání či osoby vyznávající náboženství<text:s/>s méně striktními pravidly ohledně<text:s/>náboženských symbolů není podrobení se zákazu nosit pokrývku hlavy<text:s/>obecně důležité,<text:s/>pro muslimské ženy<text:s/>má<text:s/>nošení muslimského šátku<text:s/>zásadní význam.</text:p>
      <text:p text:style-name="Základnítextodsazený">Vítám návrh Vaší klientky<text:s/>na změnu školního řádu, který uvedla<text:s/>v bodě 3 závěrů svého vyjádření<text:s/>ze dne 29. srpna 2014.<text:s/>V této souvislosti mi sdělila, že nové znění školní řádu může předložit školské radě<text:s/>ve druhé polovině září 2014.<text:s/>V posledním dopise jsem ji proto požádala, aby<text:s/><text:span text:style-name="Silné">předložila školské radě původní návrh<text:s/></text:span><text:span text:style-name="Silné">znění školního řádu<text:s/></text:span><text:span text:style-name="Silné">obsažený</text:span><text:span text:style-name="Silné"><text:s/>ve </text:span><text:span text:style-name="Silné">zprávě</text:span><text:span text:style-name="Silné"><text:s/>o </text:span><text:span text:style-name="Silné">šetření. Pokud tak učiní</text:span><text:span text:style-name="Silné"><text:s/>a </text:span><text:span text:style-name="Silné">školská rada změnu přijme, budu to považovat</text:span><text:span text:style-name="Silné"><text:s/>za </text:span><text:span text:style-name="Silné">dostatečné opatření</text:span><text:span text:style-name="Silné"><text:s/>k </text:span><text:span text:style-name="Silné">nápravě</text:span><text:span text:style-name="Silné"><text:s/>a </text:span><text:span text:style-name="Silné">případ uzavřu</text:span><text:span text:style-name="Silné">.</text:span><text:s/>O<text:s/>této skutečnosti následně vyrozumím všechny šetřené subjekty<text:s/>a stěžovatelku prostřednictvím její právní<text:s/>zástupkyně. Žádám Vás proto<text:s/>jako právního zástupce ředitelky školy, abyste mě<text:s/>s konečnou podobou školního řádu<text:s/>seznámil.</text:p>
      <text:soft-page-break/>
      <text:p text:style-name="Základnítextodsazený">Vaši klientku jsem nikdy nechtěla poškodit, což byl také důvod snahy vyřešit vzniklou situaci<text:s/>diskrétně. Obáváte-li se, že<text:s/>při medializaci případu<text:s/>za uvedení jména Vaší klientky, bude ohrožena její pověst, postavení<text:s/>v zaměstnání<text:s/>a v neposlední řadě<text:s/>i bezpečnost,<text:span text:style-name="Silné"><text:s/>opakuji, že jsem případ (s uvedením jména Vaší klientky) nemedializovala.</text:span><text:s/>O<text:s/>takzvané sankční medializaci<text:span text:style-name="T63"><text:note text:note-class="footnote" text:id="_ftn4"><text:note-citation>5</text:note-citation><text:note-body><text:p text:style-name="Textpozn.podčarou"><text:s/><text:span text:style-name="T64">ustanovení</text:span><text:span text:style-name="T65"><text:s/>§ </text:span>20<text:span text:style-name="T66"><text:s/>odst. 1</text:span><text:span text:style-name="T67"><text:s/>a </text:span><text:span text:style-name="T68">2 zákona</text:span><text:span text:style-name="T69"><text:s/>č. </text:span><text:span text:style-name="T70">349/1999 Sb.,</text:span><text:span text:style-name="T71"><text:s/>o </text:span><text:span text:style-name="T72">veřejném ochránci práv,</text:span><text:span text:style-name="T73"><text:s/>ve </text:span><text:span text:style-name="T74">znění pozdějších předpisů</text:span><text:span text:style-name="T75">:</text:span></text:p><text:p text:style-name="Textpozn.podčarou"><text:span text:style-name="T76">„</text:span>(1) Úřad je povinen<text:s/>do 30 dnů<text:s/>od doručení závěrečného stanoviska sdělit ochránci, jaká opatření<text:s/>k nápravě provedl.</text:p><text:p text:style-name="Textpozn.podčarou">(2) Jestliže úřad povinnost podle odstavce 1 nesplní, nebo jsou-li opatření<text:s/>k nápravě podle názoru ochránce nedostatečná, ochránce</text:p><text:p text:style-name="Textpozn.podčarou">a) vyrozumí nadřízený úřad<text:s/>a není-li takového úřadu, vládu,</text:p><text:p text:style-name="Textpozn.podčarou">b) může<text:s/>o svých zjištěních informovat veřejnost včetně sdělení jména<text:s/>a příjmení osob oprávněných jednat jménem úřadu.<text:span text:style-name="T77">“</text:span></text:p></text:note-body></text:note></text:span><text:s/>bych mohla uvažovat<text:s/>po vyčerpání standardního postupu<text:s/>k dosažení nápravy zjištěného vadného jednání školy.<text:s/>Pokud škola<text:s/>změní školní řád, případ bez dalšího uzavřu.<text:s/>Jak škola narovná vztah s poškozenou studentkou, již nebude mojí záležitostí.</text:p>
      <text:p text:style-name="Základnítextodsazený">Vážený pane doktore, obávám se, že si neuvědomujete, že jste to právě Vy, kdo svou klientku poškozuje<text:s/>siláckými<text:s/>výroky<text:s/>bez relevantní argumentace, nadto<text:s/>prostřednictvím médií. Můžete tak uzavřít cestu k rozumnému řešení situace jak obecně (změna školního řádu), tak ve vztahu k poškozené studentce.</text:p>
      <text:p text:style-name="Základnítextodsazený">S<text:s/>pozdravem</text:p>
      <text:p text:style-name="podpis"/>
      <text:p text:style-name="podpis">Mgr. Anna   <text:span text:style-name="T78">Š</text:span><text:span text:style-name="T79">a</text:span><text:span text:style-name="T80">batov</text:span><text:span text:style-name="T81">á</text:span>,<text:s/>Ph.D.,  v. r.</text:p>
      <text:p text:style-name="podpis"><text:s/>(dopis je opatřen elektronickým podpisem)</text:p>
      <text:p text:style-name="podpis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>Vážený pan</text:p>
      <text:p text:style-name="Normální">JUDr. PhDr. Oldřich Choděra</text:p>
      <text:p text:style-name="Normální">advokát</text:p>
      <text:p text:style-name="Normální">Advokátní kancelář</text:p>
      <text:p text:style-name="Normální">Jugoslávská 12</text:p>
      <text:p text:style-name="Normální">120 00 <text:s/>Praha 2 - Vinohrady</text:p>
      <text:p text:style-name="Normální"/>
      <text:p text:style-name="Normální"/>
      <text:p text:style-name="Normální"/>
      <text:p text:style-name="kontakt">Údolní 39</text:p>
      <text:p text:style-name="kontakt">602 00 Brno</text:p>
      <text:p text:style-name="kontakt">tel: (+420) 542<text:s/>542<text:s/>888, fax: (+420) 542<text:s/>542<text:s/>11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Základnítextodsazený" style:next-style-name="Normální" style:default-outline-level="1">
      <style:paragraph-properties fo:keep-with-next="always" fo:text-align="center" fo:text-indent="0in"/>
      <style:text-properties fo:font-weight="bold" style:font-weight-asian="bold" fo:font-size="13pt" style:font-size-asian="13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Základnítextodsazený" style:next-style-name="Normální" style:default-outline-level="3">
      <style:paragraph-properties fo:text-align="start" fo:text-indent="0in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fo:font-size="12pt" style:font-size-asian="12pt" style:font-size-complex="12pt" fo:hyphenate="false"/>
    </style:style>
    <style:style style:name="Standardnípísmoodstavce" style:display-name="Standardní písmo odstavce" style:family="text"/>
    <style:style style:name="Základnítextodsazený" style:display-name="Základní text odsazený" style:family="paragraph" style:parent-style-name="Normální">
      <style:paragraph-properties fo:text-align="justify" fo:margin-top="0.1666in" fo:margin-bottom="0.1666in" fo:text-indent="0.5in"/>
      <style:text-properties fo:hyphenate="false"/>
    </style:style>
    <style:style style:name="Základnítext" style:display-name="Základní text" style:family="paragraph" style:parent-style-name="Normální">
      <style:paragraph-properties fo:margin-top="0.1666in" fo:margin-bottom="0.1666in"/>
      <style:text-properties fo:hyphenate="false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/>
      <style:text-properties fo:font-size="9pt" style:font-size-asian="9pt" style:font-size-complex="9pt" fo:hyphenate="false"/>
    </style:style>
    <style:style style:name="Značkapozn.podčarou" style:display-name="Značka pozn. pod čarou" style:family="text">
      <style:text-properties style:font-name="Arial" fo:font-weight="normal" style:font-weight-asian="normal" fo:font-style="normal" style:font-style-asian="normal" style:text-line-through-type="none" style:text-position="super 66.6%" fo:font-size="12pt" style:font-size-asian="12pt"/>
    </style:style>
    <style:style style:name="ZákladnítextodsazenýChar" style:display-name="Základní text odsazený Char" style:family="text"/>
    <style:style style:name="Hypertextovýodkaz" style:display-name="Hypertextový odkaz" style:family="text">
      <style:text-properties style:font-name="Arial" fo:color="#0000FF" fo:font-size="12pt" style:font-size-asian="12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font-weight="normal" style:font-weight-asian="normal" style:font-weight-complex="normal" fo:font-style="normal" style:font-style-asian="normal" style:font-style-complex="normal" style:text-line-through-type="none" fo:color="#808000" fo:font-size="11pt" style:font-size-asian="11pt" style:font-size-complex="11pt" style:text-underline-type="none"/>
    </style:style>
    <style:style style:name="Silné" style:display-name="Silné" style:family="text">
      <style:text-properties fo:font-weight="bold" style:font-weight-asian="bold" style:font-weight-complex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Nadpis5Char" style:display-name="Nadpis 5 Char" style:family="text"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Zvýraznění" style:display-name="Zvýraznění" style:family="text">
      <style:text-properties fo:font-style="italic" style:font-style-asian="italic" style:font-style-complex="italic"/>
    </style:style>
    <style:style style:name="ZákladnítextChar" style:display-name="Základní text Char" style:family="text" style:parent-style-name="Standardnípísmoodstavce"/>
    <style:style style:name="Textpozn.podčarouChar" style:display-name="Text pozn. pod čarou Char" style:family="text">
      <style:text-properties fo:font-size="9pt" style:font-size-asian="9pt" style:font-size-complex="9pt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Nadpis1Char" style:display-name="Nadpis 1 Char" style:family="text">
      <style:text-properties fo:font-weight="bold" style:font-weight-asian="bold" fo:font-size="13pt" style:font-size-asian="13pt" style:font-size-complex="13pt"/>
    </style:style>
    <style:style style:name="Seznam" style:display-name="Seznam" style:family="paragraph" style:parent-style-name="Normální" style:list-style-name="LFO16">
      <style:paragraph-properties fo:text-align="justify" fo:margin-top="0.0833in" fo:margin-bottom="0.0833in" fo:text-indent="-0.5in"/>
      <style:text-properties fo:hyphenate="false"/>
    </style:style>
    <style:style style:name="ZáhlavíChar" style:display-name="Záhlaví Char" style:family="text">
      <style:text-properties fo:font-size="12pt" style:font-size-asian="12pt" style:font-size-complex="12pt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fo:font-size="12pt" style:font-size-asian="12pt" style:font-size-complex="12pt"/>
    </style:style>
    <style:style style:name="Číslovanýseznam" style:display-name="Číslovaný seznam" style:family="paragraph" style:parent-style-name="Normální" style:list-style-name="LFO18">
      <style:paragraph-properties fo:text-align="justify" fo:margin-top="0.0833in" fo:margin-bottom="0.0833in" fo:margin-left="0.4923in" fo:text-indent="-0.4923in">
        <style:tab-stops/>
      </style:paragraph-properties>
      <style:text-properties fo:hyphenate="false"/>
    </style:style>
    <style:style style:name="datumaznačka" style:display-name="datum a značka" style:family="paragraph" style:parent-style-name="Normální">
      <style:paragraph-properties style:text-autospace="none" fo:margin-left="4.3312in">
        <style:tab-stops/>
      </style:paragraph-properties>
      <style:text-properties fo:hyphenate="false"/>
    </style:style>
    <style:style style:name="hlavičkaVOP" style:display-name="hlavička VOP" style:family="paragraph" style:parent-style-name="Normální" style:next-style-name="hlavičkaVOP2">
      <style:paragraph-properties fo:margin-right="3.6402in">
        <style:tab-stops>
          <style:tab-stop style:type="left" style:position="2.7562in"/>
          <style:tab-stop style:type="left" style:position="3.2486in"/>
        </style:tab-stops>
      </style:paragraph-properties>
      <style:text-properties style:font-name-complex="Arial" fo:font-weight="bold" style:font-weight-asian="bold" style:font-weight-complex="bold" fo:font-style="italic" style:font-style-asian="italic" style:font-style-complex="italic" fo:font-size="16pt" style:font-size-asian="16pt" style:font-size-complex="16pt" fo:hyphenate="false"/>
    </style:style>
    <style:style style:name="hlavičkaVOP2" style:display-name="hlavička VOP 2" style:family="paragraph" style:parent-style-name="Normální" style:next-style-name="Normální">
      <style:paragraph-properties fo:margin-right="3.5423in"/>
      <style:text-properties style:font-name-complex="Arial" fo:font-style="italic" style:font-style-asian="italic" style:font-style-complex="italic" fo:font-size="16pt" style:font-size-asian="16pt" style:font-size-complex="16pt" fo:hyphenate="false"/>
    </style:style>
    <style:style style:name="hlavičkaZVOP" style:display-name="hlavička ZVOP" style:family="paragraph" style:parent-style-name="Normální" style:next-style-name="hlavičkaZVOP2">
      <style:paragraph-properties fo:margin-right="2.559in"/>
      <style:text-properties fo:font-weight="bold" style:font-weight-asian="bold" fo:font-style="italic" style:font-style-asian="italic" fo:font-size="16pt" style:font-size-asian="16pt" fo:hyphenate="false"/>
    </style:style>
    <style:style style:name="hlavičkaZVOP2" style:display-name="hlavička ZVOP 2" style:family="paragraph" style:parent-style-name="Normální" style:next-style-name="Normální">
      <style:paragraph-properties fo:text-align="center" fo:margin-right="2.6562in"/>
      <style:text-properties fo:font-style="italic" style:font-style-asian="italic" fo:font-size="16pt" style:font-size-asian="16pt" fo:hyphenate="false"/>
    </style:style>
    <style:style style:name="kontakt" style:display-name="kontakt" style:family="paragraph" style:parent-style-name="Normální">
      <style:paragraph-properties fo:text-align="center"/>
      <style:text-properties fo:font-size="9pt" style:font-size-asian="9pt" style:font-size-complex="10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1pt" style:font-size-asian="11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1pt" style:font-size-asian="11pt"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6LVL1" style:family="text">
      <style:text-properties fo:font-weight="bold" style:font-weight-asian="bold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13LVL1" style:family="text">
      <style:text-properties fo:font-size="12pt" style:font-size-asian="12pt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Arial" fo:font-weight="normal" style:font-weight-asian="normal" fo:font-style="normal" style:font-style-asian="normal" fo:font-size="12pt" style:font-size-asian="12pt"/>
    </style:style>
    <text:list-style style:name="LFO18">
      <text:list-level-style-number text:level="1" text:style-name="WW_CharLFO1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ormální" style:family="paragraph">
      <style:paragraph-properties fo:text-align="center"/>
    </style:style>
    <style:style style:name="T3" style:parent-style-name="Standardnípísmoodstavce" style:family="text">
      <style:text-properties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2"><text:span text:style-name="T3"><text:page-number text:fixed="false">4</text:page-number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subject/>
    <meta:initial-creator>Kubíková Barbora Mgr.</meta:initial-creator>
    <dc:creator>Bádrová Pavlína Mgr.</dc:creator>
    <meta:creation-date>2017-05-12T08:09:00Z</meta:creation-date>
    <dc:date>2017-05-12T08:09:00Z</dc:date>
    <meta:print-date>2014-09-09T15:01:00Z</meta:print-date>
    <meta:template xlink:href="dopis-VOPaZVOP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4" meta:paragraph-count="19" meta:word-count="1397" meta:character-count="9622" meta:row-count="68" meta:non-whitespace-character-count="8244"/>
  </office:meta>
</office:document-meta>
</file>